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5.345cm" table:align="left"/>
    </style:style>
    <style:style style:name="Tableau1.A" style:family="table-column">
      <style:table-column-properties style:column-width="5.345cm"/>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5pt" style:text-underline-style="solid" style:text-underline-width="auto" style:text-underline-color="font-color" style:font-size-asian="15pt" style:font-size-complex="15pt"/>
    </style:style>
    <style:style style:name="P2" style:family="paragraph" style:parent-style-name="Standard">
      <style:paragraph-properties fo:text-align="start" style:justify-single-word="false"/>
      <style:text-properties fo:font-size="15pt" style:text-underline-style="none" style:font-size-asian="15pt" style:font-size-complex="15pt"/>
    </style:style>
    <style:style style:name="P3" style:family="paragraph" style:parent-style-name="Standard">
      <style:paragraph-properties fo:text-align="center" style:justify-single-word="false" fo:break-before="page"/>
      <style:text-properties fo:font-size="15pt" style:text-underline-style="solid" style:text-underline-width="auto" style:text-underline-color="font-color" style:font-size-asian="15pt" style:font-size-complex="15pt"/>
    </style:style>
    <style:style style:name="P4" style:family="paragraph" style:parent-style-name="Table_20_Contents">
      <style:paragraph-properties fo:text-align="start"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6" style:family="paragraph" style:parent-style-name="Standard">
      <style:paragraph-properties fo:text-align="center" style:justify-single-word="false"/>
      <style:text-properties fo:font-size="15pt" style:text-underline-style="solid" style:text-underline-width="auto" style:text-underline-color="font-color" style:font-size-asian="15pt" style:font-size-complex="15pt"/>
    </style:style>
    <style:style style:name="P7" style:family="paragraph" style:parent-style-name="Standard">
      <style:paragraph-properties fo:text-align="start" style:justify-single-word="false"/>
      <style:text-properties fo:font-size="15pt" style:text-underline-style="none" style:font-size-asian="15pt" style:font-size-complex="15pt"/>
    </style:style>
    <style:style style:name="P8" style:family="paragraph">
      <style:paragraph-properties fo:text-align="center"/>
    </style:style>
    <style:style style:name="T1" style:family="text">
      <style:text-properties style:text-underline-style="solid" style:text-underline-width="auto" style:text-underline-color="font-colo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exte du projet</text:p>
      <text:p text:style-name="P2">Connaissances métiers : </text:p>
      <text:p text:style-name="P2"><text:tab/>Afin de mener à bien un développement logiciel, il est nécessaire de se doter de connaissances du domaine concerné par le logiciel. Le risque d'une absence de connaissances métier est l'incompréhension entre le développeur et le client.</text:p>
      <text:p text:style-name="P2"><text:tab/>L'équipe de développement doit chercher à obtenir toutes les informations nécessaires au déroulement du projet. Le client peut penser qu'une fonctionnalité est implicite dans son énnoncé, le développeur doit alors le percevoir et en parler clairement avec le client.</text:p>
      <text:p text:style-name="P2"><text:tab/>Le contrat ou cahier des charges doit poser tout le projet à l'écrit afin qu'il n'y ai pas d'ommissions dans les tâches à réaliser.</text:p>
      <text:p text:style-name="P2"/>
      <text:p text:style-name="P1">Cycle de développement</text:p>
      <text:p text:style-name="P2">Exples : </text:p>
      <text:p text:style-name="P2"><text:tab/><text:span text:style-name="T1">Cycle en v</text:span></text:p>
      <text:p text:style-name="P2"><draw:rect text:anchor-type="paragraph" draw:z-index="5" draw:style-name="gr1" draw:text-style-name="P8" svg:width="2.62cm" svg:height="0.9cm" svg:x="0.032cm" svg:y="0.067cm"><text:p text:style-name="P8">BESOIN</text:p></draw:rect><draw:rect text:anchor-type="paragraph" draw:z-index="6" draw:style-name="gr1" draw:text-style-name="P8" svg:width="2.62cm" svg:height="0.9cm" svg:x="14.531cm" svg:y="0.067cm"><text:p text:style-name="P8">VALIDATION</text:p></draw:rect></text:p>
      <text:p text:style-name="P2"><draw:rect text:anchor-type="paragraph" draw:z-index="4" draw:style-name="gr1" draw:text-style-name="P8" svg:width="2.911cm" svg:height="0.9cm" svg:x="12.017cm" svg:y="0.358cm"><text:p text:style-name="P8">INTEGRATION</text:p></draw:rect><draw:rect text:anchor-type="paragraph" draw:z-index="0" draw:style-name="gr1" draw:text-style-name="P8" svg:width="3.149cm" svg:height="0.9cm" svg:x="1.672cm" svg:y="0.358cm"><text:p text:style-name="P8">INTEGRATION</text:p></draw:rect></text:p>
      <text:p text:style-name="P2"/>
      <text:p text:style-name="P2"><draw:rect text:anchor-type="paragraph" draw:z-index="1" draw:style-name="gr1" draw:text-style-name="P8" svg:width="2.885cm" svg:height="0.9cm" svg:x="4.159cm" svg:y="0.041cm"><text:p text:style-name="P8">CONCEPTION</text:p></draw:rect><draw:rect text:anchor-type="paragraph" draw:z-index="3" draw:style-name="gr1" draw:text-style-name="P8" svg:width="3.652cm" svg:height="0.9cm" svg:x="8.975cm" svg:y="0.041cm"><text:p text:style-name="P8">TESTS UNITAIRES</text:p></draw:rect></text:p>
      <text:p text:style-name="P2"><draw:rect text:anchor-type="paragraph" draw:z-index="2" draw:style-name="gr1" draw:text-style-name="P8" svg:width="2.62cm" svg:height="0.9cm" svg:x="6.779cm" svg:y="0.332cm"><text:p text:style-name="P8">CODAGE</text:p></draw:rect></text:p>
      <text:p text:style-name="P2"/>
      <text:p text:style-name="P2"><text:tab/>Le défaut du cycle en V (autrefois proné) est l'absence de perception des problèmes du logiciel avant le rendu de ce dernier. Par exemple, une erreur d'annalyse des besoins n'est perçue qu'à la validation du logiciel, bien trop tard pour refaire toutes les étapes nécessaire pour la corriger.</text:p>
      <text:p text:style-name="P2"><text:tab/>De plus, en cas d'abandon du projet, celui ci est difficilement reprenable car toute la documentation est réalisée après la validation</text:p>
      <text:p text:style-name="P2"/>
      <text:p text:style-name="P2"><text:tab/><text:span text:style-name="T1">Cycle itératif incrémental</text:span></text:p>
      <text:p text:style-name="P2"><text:tab/>Les méthodes agiles sont bien meilleures que le cycle en V car on fonctionne par lot. Un lot achevé contient une version fonctionnelle du projet avec toutes les étapes d'un cycle en V</text:p>
      <text:p text:style-name="P2"><text:tab/>Un développement par cycles itératifs et incrémentaux correspond ainsi à plusieurs petits cycles en V successifs menant chacun une fonctionnalité du logiciel à son terme.</text:p>
      <text:p text:style-name="P3">Modèles</text:p>
      <text:p text:style-name="P2"><text:tab/>le problème de la modélisation est celui des modèles multiples. En effet, il existe de multiples méthodes de modélisation selon les habitudes de chaque équipe de developpement.</text:p>
      <text:p text:style-name="P2"><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2"><text:tab/>par exemple :</text:p>
      <text:p text:style-name="P2"><text:tab/><text:tab/>les automates anciennement réalisés en Cobol, etc</text:p>
      <text:p text:style-name="P2"><text:tab/><text:tab/>sont désormais réalisés en C ou autre langage dérivés</text:p>
      <text:p text:style-name="P2"><text:tab/>Les réseaux en entreprise tendent aussi vers une norme pour assurer une meilleure compatibilité. La plupart emploient TCP/IP de nos jours.</text:p>
      <text:p text:style-name="P5"/>
      <text:p text:style-name="P1">Diagrammes UML</text:p>
      <text:p text:style-name="P2">type des diagrammes</text:p>
      <table:table table:name="Tableau1" table:style-name="Tableau1">
        <table:table-column table:style-name="Tableau1.A"/>
        <table:table-row>
          <table:table-cell table:style-name="Tableau1.A1" office:value-type="string">
            <text:p text:style-name="P2">Cas d'utilisation</text:p>
          </table:table-cell>
        </table:table-row>
        <table:table-row>
          <table:table-cell table:style-name="Tableau1.A2" office:value-type="string">
            <text:p text:style-name="P2">Objet</text:p>
          </table:table-cell>
        </table:table-row>
        <table:table-row>
          <table:table-cell table:style-name="Tableau1.A2" office:value-type="string">
            <text:p text:style-name="P2">Séquence</text:p>
          </table:table-cell>
        </table:table-row>
        <table:table-row>
          <table:table-cell table:style-name="Tableau1.A2" office:value-type="string">
            <text:p text:style-name="P2">Communication</text:p>
          </table:table-cell>
        </table:table-row>
        <table:table-row>
          <table:table-cell table:style-name="Tableau1.A2" office:value-type="string">
            <text:p text:style-name="P2">Classes</text:p>
          </table:table-cell>
        </table:table-row>
        <table:table-row>
          <table:table-cell table:style-name="Tableau1.A2" office:value-type="string">
            <text:p text:style-name="P2">Activité</text:p>
          </table:table-cell>
        </table:table-row>
        <table:table-row>
          <table:table-cell table:style-name="Tableau1.A2" office:value-type="string">
            <text:p text:style-name="P2">Etat-transition</text:p>
          </table:table-cell>
        </table:table-row>
        <table:table-row>
          <table:table-cell table:style-name="Tableau1.A2" office:value-type="string">
            <text:p text:style-name="P2">Déploiement</text:p>
          </table:table-cell>
        </table:table-row>
        <table:table-row>
          <table:table-cell table:style-name="Tableau1.A2" office:value-type="string">
            <text:p text:style-name="P2">Composant</text:p>
          </table:table-cell>
        </table:table-row>
      </table:table>
      <text:p text:style-name="P2"/>
      <text:p text:style-name="P2">NB : tout les diagrammes se servent mutuellement. Ils servent a établir le code et donc le diagramme de classes complet. Il faut y revenir après les diagrammes d'Activité et d'Etat-transition, puis y revenir a nouveau en fin d'étu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6M23S</meta:editing-duration>
    <meta:editing-cycles>41</meta:editing-cycles>
    <meta:generator>OpenOffice/4.0.1$Win32 OpenOffice.org_project/401m5$Build-9714</meta:generator>
    <dc:date>2014-01-24T08:15:56.63</dc:date>
    <meta:document-statistic meta:table-count="1" meta:image-count="0" meta:object-count="0" meta:page-count="2" meta:paragraph-count="32" meta:word-count="408" meta:character-count="2586"/>
    <meta:user-defined meta:name="Info 1"/>
    <meta:user-defined meta:name="Info 2"/>
    <meta:user-defined meta:name="Info 3"/>
    <meta:user-defined meta:name="Info 4"/>
  </office:meta>
</office:document-meta>
</file>